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Assign an interger to a variable:</text:p>
      <text:p text:style-name="Normal">Num1 = int(10)</text:p>
      <text:p text:style-name="Normal">#Assign a string to a variable:</text:p>
      <text:p text:style-name="Normal">name1 = "Linda"</text:p>
      <text:p text:style-name="Normal">#Assign a float to a variable:</text:p>
      <text:p text:style-name="Normal">float = 0.5</text:p>
      <text:p text:style-name="Normal">#Print statement to print the variables created:</text:p>
      <text:p text:style-name="Normal">print(name1 + " is " + str(num1) + "year old. their age multiplied by the float variable is " + str(num1 * float1) + ".")</text:p>
      <text:p text:style-name="Normal">#using math operation</text:p>
      <text:p text:style-name="Normal">number1 = 20</text:p>
      <text:p text:style-name="Normal">number2 = 30</text:p>
      <text:p text:style-name="Normal">number3 = 38</text:p>
      <text:p text:style-name="Normal">number4 = 10</text:p>
      <text:p text:style-name="Normal">print("number1 times number4 equals " + str(number1 * number4))</text:p>
      <text:p text:style-name="Normal">print("number4 divide by number2" + str(number4 / number2))</text:p>
      <text:p text:style-name="Normal">print ("all numbers added together equal" + str(number1 + number 2 + number3 + number4))</text:p>
      <text:p text:style-name="Normal">print("the remainder of number4 divided by number2 is " + str(number4 % number 2))</text:p>
      <text:p text:style-name="Normal">#Using and and or logical operations</text:p>
      <text:p text:style-name="Normal">nunumber_one = input("Pick times number between 1 and 10. ")</text:p>
      <text:p text:style-name="Normal">number_two = input("Pick times number between 1 and 10. ")</text:p>
      <text:p text:style-name="Normal">number_three = input("Pick times number between 1 and 10. ")</text:p>
      <text:p text:style-name="Normal"><text:s/>if int(number_one) % 2 == 0 and int(number_two) % 2 == 0 and int(number_three) % 2 == 0:</text:p>
      <text:p text:style-name="Normal"><text:s text:c="5"/>print("All numbers numbers are even!")</text:p>
      <text:p text:style-name="Normal">elif int(number_one) % 2 == 0 or int(number_two) % 2 == 0 or int(number_three) % 2 == 0:</text:p>
      <text:p text:style-name="Normal"><text:s text:c="4"/>print("At least your numbers is odd and at least one is even. ")</text:p>
      <text:soft-page-break/>
      <text:p text:style-name="Normal">else:</text:p>
      <text:p text:style-name="Normal"><text:s text:c="4"/>print("all of your numbers are odd!")</text:p>
      <text:p text:style-name="Normal"/>
      <text:p text:style-name="Normal">#using while loop</text:p>
      <text:p text:style-name="Normal"/>
      <text:p text:style-name="Normal">secret_number = 14</text:p>
      <text:p text:style-name="Normal"/>
      <text:p text:style-name="Normal"><text:s/>X = input("Guess a number from 1 <text:s/>to 50)</text:p>
      <text:p text:style-name="Normal">guess = int(X)</text:p>
      <text:p text:style-name="Normal">while not guess:</text:p>
      <text:p text:style-name="Normal"><text:s text:c="4"/>y = input(please enter a number from 1 to 50)</text:p>
      <text:p text:style-name="Normal"><text:s text:c="4"/>guess = += y</text:p>
      <text:p text:style-name="Normal">if int(guess) == secret_number:</text:p>
      <text:p text:style-name="Normal"><text:s text:c="4"/>print ("Great job you guessed the secret number!")</text:p>
      <text:p text:style-name="Normal">else: print("You did not guess the secret number.")</text:p>
      <text:p text:style-name="Normal"/>
      <text:p text:style-name="Normal">#usng a loop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Buhle Nzimande</meta:initial-creator>
    <dc:creator>Buhle Nzimande</dc:creator>
    <meta:creation-date>2024-11-06T14:08:00Z</meta:creation-date>
    <dc:date>2024-11-06T14:09:00Z</dc:date>
    <meta:template xlink:href="Normal" xlink:type="simple"/>
    <meta:editing-cycles>1</meta:editing-cycles>
    <meta:editing-duration>PT60S</meta:editing-duration>
    <meta:document-statistic meta:page-count="2" meta:paragraph-count="3" meta:word-count="234" meta:character-count="1570" meta:row-count="11" meta:non-whitespace-character-count="1339"/>
  </office:meta>
</office:document-meta>
</file>